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7.48mm" svg:height="185.4mm" svg:x="84.53mm" svg:y="11.16mm">
            <loext:p draw:notify-on-update-of-ranges="Sheet1.A2:Sheet1.A9 Sheet1.B2:Sheet1.B9 Sheet1.C2:Sheet1.C9 Sheet1.C2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ullRate</text:p>
          </table:table-cell>
          <table:table-cell office:value-type="string" calcext:value-type="string">
            <text:p>diffConst</text:p>
          </table:table-cell>
          <table:table-cell office:value-type="string" calcext:value-type="string">
            <text:p>stdEr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9565532545" calcext:value-type="float">
            <text:p>0.2395655325</text:p>
          </table:table-cell>
          <table:table-cell office:value-type="float" office:value="0.00523783720645" calcext:value-type="float">
            <text:p>0.0052378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9906932168" calcext:value-type="float">
            <text:p>0.1599069322</text:p>
          </table:table-cell>
          <table:table-cell office:value-type="float" office:value="0.00501584731612" calcext:value-type="float">
            <text:p>0.005015847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47677779885" calcext:value-type="float">
            <text:p>0.9476777799</text:p>
          </table:table-cell>
          <table:table-cell office:value-type="float" office:value="0.0119587863197" calcext:value-type="float">
            <text:p>0.0119587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0049652226" calcext:value-type="float">
            <text:p>0.3600496522</text:p>
          </table:table-cell>
          <table:table-cell office:value-type="float" office:value="0.00385956310315" calcext:value-type="float">
            <text:p>0.0038595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2388882204" calcext:value-type="float">
            <text:p>0.5123888822</text:p>
          </table:table-cell>
          <table:table-cell office:value-type="float" office:value="0.00360903279287" calcext:value-type="float">
            <text:p>0.003609032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17119940315" calcext:value-type="float">
            <text:p>0.7171199403</text:p>
          </table:table-cell>
          <table:table-cell office:value-type="float" office:value="0.005107195403" calcext:value-type="float">
            <text:p>0.005107195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.1918776607" calcext:value-type="float">
            <text:p>1.1918776607</text:p>
          </table:table-cell>
          <table:table-cell office:value-type="float" office:value="0.0200871139332" calcext:value-type="float">
            <text:p>0.0200871139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1.45731123965" calcext:value-type="float">
            <text:p>1.4573112397</text:p>
          </table:table-cell>
          <table:table-cell office:value-type="float" office:value="0.0297460760235" calcext:value-type="float">
            <text:p>0.029746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06:54.156508062</meta:creation-date>
    <dc:date>2016-04-28T18:14:09.812750940</dc:date>
    <meta:editing-duration>PT46M43S</meta:editing-duration>
    <meta:editing-cycles>1</meta:editing-cycles>
    <meta:document-statistic meta:table-count="1" meta:cell-count="27" meta:object-count="1"/>
    <meta:generator>LibreOffice/5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C2:Sheet1.C9" chart:error-lower-range="Sheet1.C2:Sheet1.C9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Sheet1.C2:Sheet1.C9" chart:error-lower-range="Sheet1.C2:Sheet1.C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C2:Sheet1.C9" chart:error-lower-range="Sheet1.C2:Sheet1.C9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749cm" svg:height="18.541cm" xlink:href=".." xlink:type="simple" chart:class="chart:scatter" chart:style-name="ch1">
        <chart:legend chart:legend-position="end" svg:x="35.486cm" svg:y="8.971cm" style:legend-expansion="high" chart:style-name="ch2"/>
        <chart:plot-area chart:style-name="ch3" table:cell-range-address="Sheet1.A2:Sheet1.B9" svg:x="0.754cm" svg:y="0.37cm" svg:width="33.978cm" svg:height="17.801cm">
          <chartooo:coordinate-region svg:x="1.481cm" svg:y="0.569cm" svg:width="33.157cm" svg:height="16.9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class="chart:scatter">
            <chart:domain table:cell-range-address="Sheet1.A2:Sheet1.A9"/>
            <chart:error-indicator chart:style-name="ch7" chart:dimension="y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9</svg:desc>
                </draw:g>
              </table:table-cell>
              <table:table-cell office:value-type="float" office:value="0.239565532545">
                <text:p>0.239565532545</text:p>
                <draw:g>
                  <svg:desc>Sheet1.B2:Sheet1.B9</svg:desc>
                </draw:g>
              </table:table-cell>
              <table:table-cell office:value-type="float" office:value="0.00523783720645">
                <text:p>0.00523783720645</text:p>
                <draw:g>
                  <svg:desc>Sheet1.C2:Sheet1.C9</svg:desc>
                </draw:g>
              </table:table-cell>
              <table:table-cell office:value-type="float" office:value="0.00523783720645">
                <text:p>0.00523783720645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59906932168">
                <text:p>0.159906932168</text:p>
              </table:table-cell>
              <table:table-cell office:value-type="float" office:value="0.00501584731612">
                <text:p>0.00501584731612</text:p>
              </table:table-cell>
              <table:table-cell office:value-type="float" office:value="0.00501584731612">
                <text:p>0.00501584731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947677779885">
                <text:p>0.947677779885</text:p>
              </table:table-cell>
              <table:table-cell office:value-type="float" office:value="0.0119587863197">
                <text:p>0.0119587863197</text:p>
              </table:table-cell>
              <table:table-cell office:value-type="float" office:value="0.0119587863197">
                <text:p>0.0119587863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360049652226">
                <text:p>0.360049652226</text:p>
              </table:table-cell>
              <table:table-cell office:value-type="float" office:value="0.00385956310315">
                <text:p>0.00385956310315</text:p>
              </table:table-cell>
              <table:table-cell office:value-type="float" office:value="0.00385956310315">
                <text:p>0.00385956310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12388882204">
                <text:p>0.512388882204</text:p>
              </table:table-cell>
              <table:table-cell office:value-type="float" office:value="0.00360903279287">
                <text:p>0.00360903279287</text:p>
              </table:table-cell>
              <table:table-cell office:value-type="float" office:value="0.00360903279287">
                <text:p>0.00360903279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717119940315">
                <text:p>0.717119940315</text:p>
              </table:table-cell>
              <table:table-cell office:value-type="float" office:value="0.005107195403">
                <text:p>0.005107195403</text:p>
              </table:table-cell>
              <table:table-cell office:value-type="float" office:value="0.005107195403">
                <text:p>0.005107195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1.1918776607">
                <text:p>1.1918776607</text:p>
              </table:table-cell>
              <table:table-cell office:value-type="float" office:value="0.0200871139332">
                <text:p>0.0200871139332</text:p>
              </table:table-cell>
              <table:table-cell office:value-type="float" office:value="0.0200871139332">
                <text:p>0.0200871139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1.45731123965">
                <text:p>1.45731123965</text:p>
              </table:table-cell>
              <table:table-cell office:value-type="float" office:value="0.0297460760235">
                <text:p>0.0297460760235</text:p>
              </table:table-cell>
              <table:table-cell office:value-type="float" office:value="0.0297460760235">
                <text:p>0.0297460760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